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0200000" calcext:value-type="float">
            <text:p>10200000</text:p>
          </table:table-cell>
          <table:table-cell office:value-type="float" office:value="10200000" calcext:value-type="float">
            <text:p>10.2 Million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00000" calcext:value-type="float">
            <text:p>0.5 Million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000000" calcext:value-type="float">
            <text:p>100.0 Mill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display-factor="1000000"/>
      <number:text> Million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09:12:04.850351331</meta:creation-date>
    <dc:date>2020-10-08T10:08:42.699676559</dc:date>
    <meta:editing-duration>PT21M45S</meta:editing-duration>
    <meta:editing-cycles>2</meta:editing-cycles>
    <meta:generator>LibreOffice/6.1.5.2$Linux_ARM_EABI LibreOffice_project/10$Build-2</meta:generator>
    <meta:document-statistic meta:table-count="1" meta:cell-count="6" meta:object-count="0"/>
  </office:meta>
</office:document-meta>
</file>